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margin-left="0.4925in" fo:margin-right="0in" fo:text-indent="0in" style:auto-text-indent="false"/>
    </style:style>
    <style:style style:name="P4" style:family="paragraph" style:parent-style-name="Standard">
      <style:paragraph-properties fo:margin-left="0.9846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verview </text:p>
      <text:p text:style-name="Standard"/>
      <text:p text:style-name="Standard">The Tubras framework library is intended to be built as a static library. <text:s/>It depends on several, pre-built 3<text:span text:style-name="T1">rd</text:span> party libraries. <text:s/>There are four steps required to build the library:</text:p>
      <text:p text:style-name="Standard"/>
      <text:list xml:id="list33151843" text:style-name="L1">
        <text:list-item>
          <text:p text:style-name="P8">Get the Tubras Framework Library code.</text:p>
        </text:list-item>
        <text:list-item>
          <text:p text:style-name="P8">Get the Dependencies.</text:p>
        </text:list-item>
        <text:list-item>
          <text:p text:style-name="P8">Build the Dependency libraries.</text:p>
        </text:list-item>
        <text:list-item>
          <text:p text:style-name="P8">Build the Tubras Framework Library.</text:p>
        </text:list-item>
      </text:list>
      <text:p text:style-name="Standard"/>
      <text:p text:style-name="P2">Getting the Framework Code</text:p>
      <text:p text:style-name="Standard"/>
      <text:p text:style-name="Standard">The Tubras library code may be retrieved via Subversion at Google Code:</text:p>
      <text:p text:style-name="Standard"/>
      <text:p text:style-name="Standard"><text:span text:style-name="T2"><text:tab/></text:span><text:span text:style-name="Teletype"><text:span text:style-name="T2">svn checkout </text:span></text:span><text:span text:style-name="Emphasis"><text:span text:style-name="T2">https</text:span></text:span><text:span text:style-name="Teletype"><text:span text:style-name="T2">://tubras.googlecode.com/svn/trunk/ tubras</text:span></text:span><text:span text:style-name="T2"> </text:span></text:p>
      <text:p text:style-name="Standard"/>
      <text:p text:style-name="Standard">Set the Framework Location</text:p>
      <text:p text:style-name="Standard"/>
      <text:p text:style-name="Standard">After the Tubras Framework source code has been saved to your hard disk, you need to set an environment variable named “ITUBRAS” to the root location of the source code. <text:s/>For example, if you checked our the source code to:</text:p>
      <text:p text:style-name="Standard"/>
      <text:p text:style-name="P3">c:\dev\tubras</text:p>
      <text:p text:style-name="P3"/>
      <text:p text:style-name="P5">Then you would need to set “ITUBRAS=c:\dev\tubras”</text:p>
      <text:p text:style-name="Standard"/>
      <text:p text:style-name="P2"/>
      <text:p text:style-name="P7">Getting the Dependencies</text:p>
      <text:p text:style-name="Standard"/>
      <text:p text:style-name="Standard">The list of dependencies includes:</text:p>
      <text:p text:style-name="Standard"/>
      <text:list xml:id="list33137051" text:style-name="L2">
        <text:list-item>
          <text:p text:style-name="P9">Bullet – Collision and physics library. (http://www.bulletphysics.com)</text:p>
          <text:p text:style-name="P9"/>
        </text:list-item>
        <text:list-item>
          <text:p text:style-name="P9">Irrklang – Audio library. (http://www.ambiera.com/irrklang/)</text:p>
          <text:p text:style-name="P9"/>
        </text:list-item>
        <text:list-item>
          <text:p text:style-name="P9">Irrlicht – 3D engine library. (http://irrlicht.sourceforge.net/)</text:p>
          <text:p text:style-name="P9"/>
        </text:list-item>
        <text:list-item>
          <text:p text:style-name="P9">OIS – Object-oriented Input System library. (http://sourceforge.net/projects/wgois)</text:p>
          <text:p text:style-name="P9"/>
        </text:list-item>
        <text:list-item>
          <text:p text:style-name="P9">Stackless Python – Scripting library. (http://www.stackless.com/)</text:p>
          <text:p text:style-name="P9"/>
        </text:list-item>
        <text:list-item>
          <text:p text:style-name="P9">SIP – Python/C++ binding library. (<text:a xlink:type="simple" xlink:href="http://www.riverbankcomputing.co.uk/software/sip/intro">http://www.riverbankcomputing.co.uk/software/sip/intro</text:a>)</text:p>
        </text:list-item>
      </text:list>
      <text:p text:style-name="Standard"/>
      <text:p text:style-name="Standard">The dependencies may be retrieved either manually or automatically by using “SCONS” (<text:a xlink:type="simple" xlink:href="http://www.scons.org/">http://www.scons.org</text:a>).</text:p>
      <text:p text:style-name="Standard"/>
      <text:p text:style-name="P3"><text:span text:style-name="T3">Manual Retrieval</text:span>. <text:s/>You may manually go to each dependencies site and download the appropriate files. <text:s/>The Framework expects each dependency to be located in a specific directory off of the framework root directory. <text:s/>This directory is named “deps”. <text:s/>Within the “deps” directory, the following directories should be created (case-sensitive) to store the corresponding dependency:</text:p>
      <text:p text:style-name="P3"/>
      <text:p text:style-name="P3">\$(TUBRAS_ROOT\deps\</text:p>
      <text:p text:style-name="P4">bullet – Bullet library</text:p>
      <text:p text:style-name="P4">irrklang – Audio library</text:p>
      <text:p text:style-name="P4">irrlicht – 3D engine library</text:p>
      <text:p text:style-name="P4">ois – Input library</text:p>
      <text:p text:style-name="P4">python – Scripting library</text:p>
      <text:p text:style-name="P4">sip – Binding library</text:p>
      <text:p text:style-name="P5"/>
      <text:p text:style-name="P3"><text:span text:style-name="T3">Automatic Retrieval</text:span>. <text:s/>SCONS may be used to automatically download dependencies into the proper locations. <text:s/>Simply change to the root directory of where the Tubras framework is located and type:</text:p>
      <text:p text:style-name="P3"><text:tab/>scons deps=1</text:p>
      <text:p text:style-name="P3"/>
      <text:p text:style-name="P3"/>
      <text:p text:style-name="P5"/>
      <text:p text:style-name="P6">Building the Dependencies</text:p>
      <text:p text:style-name="P5"/>
      <text:p text:style-name="P5"/>
      <text:p text:style-name="P11">Bullet – Windows</text:p>
      <text:p text:style-name="P5"/>
      <text:p text:style-name="P5">Bullet provides a VS solution file located in the “deps/bullet/msvc/8 directory. </text:p>
      <text:p text:style-name="P5"/>
      <text:p text:style-name="P5">Open the “wksbullet.sln” solution file in Visual Studio. </text:p>
      <text:p text:style-name="P5"/>
      <text:p text:style-name="P5">Right click the “grplibs_bullet” entry in the solution explorer and select “build”. <text:s/>Do this twice for both the “Debug” and “Release” builds.</text:p>
      <text:p text:style-name="P5"/>
      <text:p text:style-name="P5">After both builds have finished, copy the following files to the appropriate “Tubras” libs directory:</text:p>
      <text:p text:style-name="P5"/>
      <text:p text:style-name="P5">bullet\out\debug8\libs\<text:span text:style-name="T3">libbulletcollision_d.lib</text:span> $(ITUBRAS)\libs\debug</text:p>
      <text:p text:style-name="P5">bullet\out\debug8\libs\<text:span text:style-name="T3">libbulletdynamics_d.lib</text:span> $(ITUBRAS)\libs\debug</text:p>
      <text:p text:style-name="P5">bullet\out\debug8\libs\<text:span text:style-name="T3">libbulletmath_d.lib</text:span> $(ITUBRAS)\libs\debug</text:p>
      <text:p text:style-name="P5"/>
      <text:p text:style-name="P5">bullet\out\release8\libs\<text:span text:style-name="T3">libbulletcollision.lib</text:span> $(ITUBRAS)\libs\release</text:p>
      <text:p text:style-name="P5">bullet\out\release8\libs\<text:span text:style-name="T3">libbulletdynamics.lib</text:span> $(ITUBRAS)\libs\release</text:p>
      <text:p text:style-name="P5">bullet\out\release8\libs\<text:span text:style-name="T3">libbulletmath.lib</text:span> $(ITUBRAS)\libs\release</text:p>
      <text:p text:style-name="P5"/>
      <text:p text:style-name="P11">Bullet – Linux</text:p>
      <text:p text:style-name="P5"/>
      <text:p text:style-name="P5">Requires “jam” build tool – docs claim that you can use “make” - but currently make spits out compile errors related to the include directories not being properly setup.</text:p>
      <text:p text:style-name="P5"/>
      <text:p text:style-name="P5">Change directory to the Bullet root directory and then:</text:p>
      <text:p text:style-name="P5"/>
      <text:p text:style-name="P5">./autogen.sh</text:p>
      <text:p text:style-name="P5">./configure --enable-static</text:p>
      <text:p text:style-name="P5">jam</text:p>
      <text:p text:style-name="P5"/>
      <text:p text:style-name="P5">and then for the “Debug” version:</text:p>
      <text:p text:style-name="P5"/>
      <text:p text:style-name="P5">./configure –enable-debug --enable-static</text:p>
      <text:p text:style-name="P5">jam</text:p>
      <text:p text:style-name="P5"/>
      <text:p text:style-name="P5">Copy the generated static libraries:</text:p>
      <text:p text:style-name="P5"/>
      <text:p text:style-name="P5">bullet/out/linuxx86/optimize/libs/<text:span text:style-name="T3">libbulletcollision.a</text:span> $(ITUBRAS)/libs/release</text:p>
      <text:p text:style-name="P5">bullet/out/linuxx86/optimize/libs/<text:span text:style-name="T3">libbulletdynamics.a</text:span> $(ITUBRAS)/libs/release</text:p>
      <text:p text:style-name="P5">bullet/out/linuxx86/optimize/libs/<text:span text:style-name="T3">libbulletmath.a</text:span> $(ITUBRAS)/libs/release</text:p>
      <text:p text:style-name="P5">bullet/out/linuxx86/debug/libs/<text:span text:style-name="T3">libbulletcollision.a</text:span> $(ITUBRAS)/libs/debug</text:p>
      <text:p text:style-name="P5">bullet/out/linuxx86/debug/libs/<text:span text:style-name="T3">libbulletdynamics.a</text:span> $(ITUBRAS)/libs/debug</text:p>
      <text:p text:style-name="P5">bullet/out/linuxx86/debug/libs/<text:span text:style-name="T3">libbulletmath.a</text:span> $(ITUBRAS)/libs/debug</text:p>
      <text:p text:style-name="P5"/>
      <text:p text:style-name="P5"><text:soft-page-break/></text:p>
      <text:p text:style-name="P5"/>
      <text:p text:style-name="P6">Build the Tubras Framework Library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uilding the Tubras Framework Librar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Keith Murray</meta:initial-creator>
    <meta:creation-date>2008-07-15T13:52:11</meta:creation-date>
    <dc:creator>Keith Murray</dc:creator>
    <dc:date>2008-10-28T14:15:21.28</dc:date>
    <meta:editing-cycles>19</meta:editing-cycles>
    <meta:editing-duration>PT01H44M54S</meta:editing-duration>
    <meta:document-statistic meta:table-count="0" meta:image-count="0" meta:object-count="0" meta:page-count="5" meta:paragraph-count="62" meta:word-count="474" meta:character-count="3874"/>
    <meta:user-defined meta:name="Info 1"/>
    <meta:user-defined meta:name="Info 2"/>
    <meta:user-defined meta:name="Info 3"/>
    <meta:user-defined meta:name="Info 4"/>
  </office:meta>
</office:document-meta>
</file>